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800000960C4DAAB2594D3C0C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="Arrowheads_20_1" draw:marker-start-width="0.379cm" draw:marker-end="Arrowheads_20_2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svg:stroke-width="0.053cm" svg:stroke-color="#000000" draw:marker-start="Arrowheads_20_1" draw:marker-start-width="0.379cm" draw:marker-end="Arrowheads_20_2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684cm" svg:height="9.143cm" svg:x="0.508cm" svg:y="0.508cm">
          <draw:image xlink:href="Pictures/1000000100000BB800000960C4DAAB2594D3C0CF.png" xlink:type="simple" xlink:show="embed" xlink:actuate="onLoad" draw:mime-type="image/png">
            <text:p/>
          </draw:image>
        </draw:frame>
        <draw:line draw:style-name="gr2" draw:text-style-name="P2" draw:layer="layout" svg:x1="1.577cm" svg:y1="7.065cm" svg:x2="1.577cm" svg:y2="9.652cm">
          <text:p/>
        </draw:line>
        <draw:line draw:style-name="gr2" draw:text-style-name="P2" draw:layer="layout" svg:x1="7.327cm" svg:y1="7.066cm" svg:x2="7.327cm" svg:y2="9.653cm">
          <text:p/>
        </draw:line>
        <draw:line draw:style-name="gr3" draw:text-style-name="P1" draw:layer="layout" svg:x1="1.626cm" svg:y1="9.398cm" svg:x2="7.268cm" svg:y2="9.398cm">
          <text:p/>
        </draw:line>
        <draw:frame draw:style-name="gr4" draw:text-style-name="P1" draw:layer="layout" svg:width="1.645cm" svg:height="0.513cm" svg:x="3.625cm" svg:y="8.88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2" draw:text-style-name="P2" draw:layer="layout" svg:x1="5.8cm" svg:y1="3.676cm" svg:x2="5.8cm" svg:y2="1.671cm">
          <text:p/>
        </draw:line>
        <draw:line draw:style-name="gr2" draw:text-style-name="P2" draw:layer="layout" svg:x1="6.565cm" svg:y1="5.09cm" svg:x2="6.565cm" svg:y2="1.664cm">
          <text:p/>
        </draw:line>
        <draw:line draw:style-name="gr5" draw:text-style-name="P1" draw:layer="layout" svg:x1="1.626cm" svg:y1="9.398cm" svg:x2="7.268cm" svg:y2="9.398cm">
          <text:p/>
        </draw:line>
        <draw:line draw:style-name="gr6" draw:text-style-name="P2" draw:layer="layout" svg:x1="4.717cm" svg:y1="1.671cm" svg:x2="5.785cm" svg:y2="1.671cm">
          <text:p/>
        </draw:line>
        <draw:line draw:style-name="gr6" draw:text-style-name="P2" draw:layer="layout" svg:x1="7.604cm" svg:y1="1.671cm" svg:x2="6.536cm" svg:y2="1.671cm">
          <text:p/>
        </draw:line>
        <draw:frame draw:style-name="gr4" draw:text-style-name="P1" draw:layer="layout" svg:width="0.78cm" svg:height="0.331cm" svg:x="5.252cm" svg:y="1.12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6" draw:text-style-name="P2" draw:layer="layout" svg:x1="3.315cm" svg:y1="5.299cm" svg:x2="4.383cm" svg:y2="5.299cm">
          <text:p/>
        </draw:line>
        <draw:line draw:style-name="gr6" draw:text-style-name="P2" draw:layer="layout" svg:x1="5.68cm" svg:y1="5.299cm" svg:x2="4.612cm" svg:y2="5.299cm">
          <text:p/>
        </draw:line>
        <draw:frame draw:style-name="gr4" draw:text-style-name="P1" draw:layer="layout" svg:width="0.975cm" svg:height="0.47cm" svg:x="2.598cm" svg:y="4.82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7T20:35:55.247861028</meta:creation-date>
    <dc:date>2022-02-17T20:53:03.227163513</dc:date>
    <meta:editing-duration>PT6M15S</meta:editing-duration>
    <meta:editing-cycles>1</meta:editing-cycles>
    <meta:document-statistic meta:object-count="14"/>
    <meta:generator>LibreOffice/7.2.5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i mathvariant="normal">Δ</mi>
      <mi>ν</mi>
      <mrow>
        <mo fence="true" form="prefix" stretchy="false">(</mo>
        <mrow>
          <mi mathvariant="italic">Ne</mi>
        </mrow>
        <mo fence="true" form="postfix" stretchy="false">)</mo>
      </mrow>
    </mrow>
    <annotation encoding="StarMath 5.0">%DELTA %nu ( Ne )</annotation>
  </semantics>
</math>
</file>

<file path=Object 2/content.xml><?xml version="1.0" encoding="utf-8"?>
<math xmlns="http://www.w3.org/1998/Math/MathML" display="block">
  <semantics>
    <mrow>
      <mi mathvariant="normal">Δ</mi>
      <mi>ν</mi>
    </mrow>
    <annotation encoding="StarMath 5.0">%DELTA %nu</annotation>
  </semantics>
</math>
</file>

<file path=Object 3/content.xml><?xml version="1.0" encoding="utf-8"?>
<math xmlns="http://www.w3.org/1998/Math/MathML" display="block">
  <semantics>
    <mrow>
      <mn>2</mn>
      <mi>δ</mi>
      <mi>ν</mi>
    </mrow>
    <annotation encoding="StarMath 5.0">2 %delta %nu</annotation>
  </semantics>
</math>
</file>